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light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string" calcext:value-type="string">
            <text:p>OA3 5896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8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2 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9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1 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B 6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5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66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B 5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C2 64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B 19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A2 320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UB 43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C1 26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B 34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B 8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B 93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B 92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A8 67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A5 727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UB 51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C1 47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UB 96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A1 56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UB 91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UB 94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UB 53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UB 40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UB 84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UB 40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UB 17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UB 50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UB 46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UB 16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A8 42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B 98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378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C2 24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UB 59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C1 15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17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C2 2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C1 68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B 64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OA1 3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UB 43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UB 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UB 62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UB 81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C2 21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UB 5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UB 56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C2 838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A8 86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C2 52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C1 71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A3 21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OA8 86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C1 11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UB 37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C2 23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C2 5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OA5 1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A1 1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OA1 17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A6 727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B 35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UB 81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C2 62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A8 3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B 60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A6 11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UB 40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UB 830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A1 4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60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57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UB 86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B 56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C1 18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1 8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C2 10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UB 83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C2 99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UB 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B 82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4 86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UB 86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UB 17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2 101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UB 58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6 9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A5 680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A6 20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UB 7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A8 8223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6:14:40.593335894</meta:creation-date>
    <dc:date>2020-02-07T16:16:36.705199536</dc:date>
    <meta:editing-duration>PT1M57S</meta:editing-duration>
    <meta:editing-cycles>1</meta:editing-cycles>
    <meta:document-statistic meta:table-count="1" meta:cell-count="198" meta:object-count="0"/>
    <meta:generator>LibreOffice/6.0.7.3$Linux_X86_64 LibreOffice_project/00m0$Build-3</meta:generator>
  </office:meta>
</office:document-meta>
</file>